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3237a9" officeooo:paragraph-rsid="003237a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408e" officeooo:paragraph-rsid="0035408e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deea" officeooo:paragraph-rsid="0036deea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3237a9" officeooo:paragraph-rsid="003237a9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6deea" officeooo:paragraph-rsid="0036deea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6deea" officeooo:paragraph-rsid="0036deea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36ea3c" officeooo:paragraph-rsid="0036ea3c" style:font-weight-asian="normal" style:font-name-complex="Arial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3237a9"/>
    </style:style>
    <style:style style:name="T6" style:family="text">
      <style:text-properties officeooo:rsid="0036de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Re<text:span text:style-name="T6">alizar prueba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5">5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<text:span text:style-name="T6">Sanitario</text:span>(I), <text:span text:style-name="T6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0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2">Realizar y guardar la información obtenido mediante la prueb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El <text:span text:style-name="T6">sanitario realiza la prueba al paciente, y posteriormente guarda los datos de dicha prueba en el sistema.</text:span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28">Sanitario realiza las pruebas al paciente</text:p>
          </table:table-cell>
          <table:table-cell table:style-name="Tabla4.C2" office:value-type="string">
            <text:p text:style-name="P26"/>
          </table:table-cell>
          <table:table-cell table:style-name="Tabla4.D2" office:value-type="string">
            <text:p text:style-name="P27"/>
          </table:table-cell>
        </table:table-row>
        <table:table-row table:style-name="Tabla4.1">
          <table:table-cell table:style-name="Tabla4.A3" office:value-type="string">
            <text:p text:style-name="P25">2</text:p>
          </table:table-cell>
          <table:table-cell table:style-name="Tabla4.B3" office:value-type="string">
            <text:p text:style-name="P28">Introduce los resultados de las pruebas realizadas en el sistema</text:p>
          </table:table-cell>
          <table:table-cell table:style-name="Tabla4.C3" office:value-type="string">
            <text:p text:style-name="P24"/>
          </table:table-cell>
          <table:table-cell table:style-name="Tabla4.D3" office:value-type="string">
            <text:p text:style-name="P28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3"/>
          </table:table-cell>
          <table:table-cell table:style-name="Tabla5.B2" office:value-type="string">
            <text:p text:style-name="P7"/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6">100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9">Alta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29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8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8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45:49.586910625</dc:date>
    <meta:editing-cycles>29</meta:editing-cycles>
    <meta:editing-duration>PT2H11M21S</meta:editing-duration>
    <meta:generator>LibreOffice/6.0.3.2$Linux_X86_64 LibreOffice_project/00m0$Build-2</meta:generator>
    <meta:document-statistic meta:table-count="7" meta:image-count="0" meta:object-count="0" meta:page-count="1" meta:paragraph-count="40" meta:word-count="96" meta:character-count="630" meta:non-whitespace-character-count="574"/>
  </office:meta>
</office:document-meta>
</file>